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2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3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4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5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6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7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8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9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10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12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14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16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18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20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Helvetica Neue'" style:font-family-asian="'Helvetica Neue'" style:font-family-complex="'Helvetica Neue'" fo:background-color="transparent" fo:color="#0000ff"/>
    </style:style>
    <style:style style:name="T22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27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28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29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30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31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32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33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34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35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36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37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38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39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40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41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42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43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45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47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49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51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53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55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57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59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61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63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65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66" style:family="text">
      <style:text-properties fo:font-size="10.50pt" fo:font-weight="normal" fo:font-family="'Menlo, Monaco, Consolas, 'Couri'" style:font-family-asian="'Menlo, Monaco, Consolas, 'Couri'" style:font-family-complex="'Menlo, Monaco, Consolas, 'Couri'" fo:background-color="#f9f2f4" fo:color="#c7254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69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70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71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72" style:family="text">
      <style:text-properties fo:font-size="13.50pt" fo:font-weight="bold" fo:font-family="Calibri" style:font-family-asian="Calibri" style:font-family-complex="Calibri" fo:background-color="transparent" fo:color="#333333"/>
    </style:style>
    <style:style style:name="T73" style:family="text">
      <style:text-properties fo:font-size="13.50pt" fo:font-weight="bold" fo:font-family="'Helvetica Neue'" style:font-family-asian="'Helvetica Neue'" style:font-family-complex="'Helvetica Neue'" fo:background-color="transparent" fo:color="#333333"/>
    </style:style>
    <style:style style:name="T74" style:family="text">
      <style:text-properties fo:font-size="12.00pt" fo:font-weight="bold" fo:font-family="'Helvetica Neue'" style:font-family-asian="'Helvetica Neue'" style:font-family-complex="'Helvetica Neue'" fo:background-color="transparent" fo:color="#333333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76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78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80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82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84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86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88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90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92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94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96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98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100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102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104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fo:color="#333333"/>
    </style:style>
    <style:style style:name="T106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fo:color="#333333"/>
    </style:style>
    <style:style style:name="T110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Helvetica Neue'" style:font-family-asian="'Helvetica Neue'" style:font-family-complex="'Helvetica Neue'" fo:background-color="transparent" fo:color="#333333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fo:color="#333333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11.25pt"/>
    </style: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bottom="11.25pt"/>
    </style:style>
    <style:style style:name="P5" style:family="paragraph">
      <style:paragraph-properties fo:line-height="100.00%" fo:text-align="left" fo:margin-bottom="6.00pt"/>
    </style:style>
    <style:style style:name="P6" style:family="paragraph">
      <style:paragraph-properties fo:line-height="100.00%" fo:text-align="left" fo:margin-bottom="11.25p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ШАГ</text:span><text:span text:style-name="T2"><text:s/>1<text:s/></text:span><text:span text:style-name="T3">Установите</text:span><text:span text:style-name="T4"><text:s/></text:span><text:span text:style-name="T5">клиентское</text:span><text:span text:style-name="T6"><text:s/></text:span><text:span text:style-name="T7">приложение</text:span><text:span text:style-name="T8"><text:s/>OpenVPN<text:s/></text:span><text:span text:style-name="T9">для</text:span><text:span text:style-name="T10"><text:s/>(Windows)</text:span></text:p>
      <text:p text:style-name="P2"><text:span text:style-name="T11">Скачайте</text:span><text:span text:style-name="T12"><text:s/></text:span><text:span text:style-name="T13">и</text:span><text:span text:style-name="T14"><text:s/></text:span><text:span text:style-name="T15">запустите</text:span><text:span text:style-name="T16"><text:s/></text:span><text:span text:style-name="T17">установочный</text:span><text:span text:style-name="T18"><text:s/></text:span><text:span text:style-name="T19">файл</text:span><text:span text:style-name="T20"><text:s/></text:span><text:a xlink:href="https://openvpn.net/community-downloads/"><text:span text:style-name="T21">https://openvpn.net/community-downloads/</text:span></text:a><text:span text:style-name="T22"><text:line-break/><text:line-break/>1)<text:s/></text:span><text:span text:style-name="T23">Скачайте</text:span></text:p>
      <text:p text:style-name="P2"><draw:frame text:anchor-type="as-char" svg:width="169.97mm" svg:height="114.51mm" style:rel-width="scale" style:rel-height="scale"><draw:object-ole xlink:href="OleObj1"/><draw:image xlink:href="ObjectReplacements/OleObj1"/></draw:frame><text:span text:style-name="T24"/></text:p>
      <text:p text:style-name="P2"><text:span text:style-name="T25">2)<text:s/></text:span><text:span text:style-name="T26">Установите</text:span><text:span text:style-name="T27"><text:line-break/><text:line-break/></text:span><draw:frame text:anchor-type="as-char" svg:width="125.94mm" svg:height="98.43mm" style:rel-width="scale" style:rel-height="scale"><draw:object-ole xlink:href="OleObj2"/><draw:image xlink:href="ObjectReplacements/OleObj2"/></draw:frame><text:span text:style-name="T27"/></text:p>
      <text:p text:style-name="P2"><text:span text:style-name="T28">ШАГ</text:span><text:span text:style-name="T29"><text:s/>2<text:s/></text:span><text:span text:style-name="T30">Скачайте</text:span><text:span text:style-name="T31"><text:s/></text:span><text:span text:style-name="T32">и</text:span><text:span text:style-name="T33"><text:s/></text:span><text:span text:style-name="T34">загрузите</text:span><text:span text:style-name="T35"><text:s/></text:span><text:span text:style-name="T36">файл</text:span><text:span text:style-name="T37"><text:s/></text:span><text:span text:style-name="T38">конфигурации</text:span><text:span text:style-name="T39"><text:s/></text:span><text:span text:style-name="T40">подключения</text:span><text:span text:style-name="T41"><text:s/>OpenVPN (</text:span><text:span text:style-name="T42">файл</text:span><text:span text:style-name="T43">. Ovpn)</text:span></text:p>
      <text:p text:style-name="P3"><text:span text:style-name="T44">Получите</text:span><text:span text:style-name="T45"><text:s/></text:span><text:span text:style-name="T46">от</text:span><text:span text:style-name="T47"><text:s/></text:span><text:span text:style-name="T48">системного</text:span><text:span text:style-name="T49"><text:s/></text:span><text:span text:style-name="T50">администратора</text:span><text:span text:style-name="T51"><text:s/></text:span><text:span text:style-name="T52">файл</text:span><text:span text:style-name="T53"><text:s/></text:span><text:span text:style-name="T54">конфигурации</text:span><text:span text:style-name="T55"><text:s/></text:span><text:span text:style-name="T56">с</text:span><text:span text:style-name="T57">onfig.ovpn<text:line-break/></text:span><text:span text:style-name="T58">Скопируйте</text:span><text:span text:style-name="T59"><text:s/></text:span><text:span text:style-name="T60">файл</text:span><text:span text:style-name="T61"><text:s/></text:span><text:span text:style-name="T62">в</text:span><text:span text:style-name="T63"><text:s/></text:span><text:span text:style-name="T64">папку</text:span><text:span text:style-name="T65"><text:s/></text:span><text:span text:style-name="T66">C:\Program Files\OpenVPN\config</text:span></text:p>
      <text:p text:style-name="P4"><text:span text:style-name="T67"/></text:p>
      <text:p text:style-name="P5"><text:span text:style-name="T68">ШАГ</text:span><text:span text:style-name="T69"><text:s/>3<text:s/></text:span><text:span text:style-name="T70">Подключение</text:span><text:span text:style-name="T71"><text:s/></text:span><text:span text:style-name="T72">к</text:span><text:span text:style-name="T73"><text:s/>VPN</text:span><text:span text:style-name="T74">.</text:span></text:p>
      <text:p text:style-name="P6"><text:span text:style-name="T75">Откройте</text:span><text:span text:style-name="T76"><text:s/></text:span><text:span text:style-name="T77">Трей</text:span><text:span text:style-name="T78"><text:s/>(</text:span><text:span text:style-name="T79">нижняя</text:span><text:span text:style-name="T80"><text:s/></text:span><text:span text:style-name="T81">часть</text:span><text:span text:style-name="T82"><text:s/></text:span><text:span text:style-name="T83">экрана</text:span><text:span text:style-name="T84"><text:s/></text:span><text:span text:style-name="T85">возле</text:span><text:span text:style-name="T86"><text:s/></text:span><text:span text:style-name="T87">часов</text:span><text:span text:style-name="T88">)<text:s/></text:span><text:span text:style-name="T89">щелкните</text:span><text:span text:style-name="T90"><text:s/></text:span><text:span text:style-name="T91">правой</text:span><text:span text:style-name="T92"><text:s/></text:span><text:span text:style-name="T93">кнопкой</text:span><text:span text:style-name="T94"><text:s/></text:span><text:span text:style-name="T95">мыши</text:span><text:span text:style-name="T96"><text:s/></text:span><text:span text:style-name="T97">по</text:span><text:span text:style-name="T98"><text:s/></text:span><text:span text:style-name="T99">иконке</text:span><text:span text:style-name="T100"><text:s/>OpenVPN GUI<text:s/></text:span><text:span text:style-name="T101">и</text:span><text:span text:style-name="T102"><text:s/></text:span><text:span text:style-name="T103">нажмите</text:span><text:span text:style-name="T104"><text:s/></text:span><text:span text:style-name="T105">“Подключиться”</text:span><text:span text:style-name="T106">. </text:span></text:p>
      <text:p text:style-name="P6"><draw:frame text:anchor-type="as-char" svg:width="169.97mm" svg:height="62.65mm" style:rel-width="scale" style:rel-height="scale"><draw:object-ole xlink:href="OleObj3"/><draw:image xlink:href="ObjectReplacements/OleObj3"/></draw:frame><text:span text:style-name="T107"/></text:p>
      <text:p text:style-name="P6"><text:span text:style-name="T108"><text:s/></text:span></text:p>
      <text:p text:style-name="P6"><text:span text:style-name="T109">Запуститься VPN подключение. Статус подключения будет отображаться на экране.</text:span><text:span text:style-name="T110"><text:s/></text:span></text:p>
      <text:p text:style-name="P6"><draw:frame text:anchor-type="as-char" svg:width="169.97mm" svg:height="90.17mm" style:rel-width="scale" style:rel-height="scale"><draw:object-ole xlink:href="OleObj4"/><draw:image xlink:href="ObjectReplacements/OleObj4"/></draw:frame><text:span text:style-name="T112"><text:line-break/><text:line-break/></text:span></text:p>
      <text:p text:style-name="P7"><text:span text:style-name="T113">Если VPN подключение успешно установлено, то появится всплывающее сообщение</text:span><text:span text:style-name="T114"><text:s/></text:span></text:p>
      <text:p text:style-name="P7"><draw:frame text:anchor-type="as-char" svg:width="122.56mm" svg:height="59.27mm" style:rel-width="scale" style:rel-height="scale"><draw:object-ole xlink:href="OleObj5"/><draw:image xlink:href="ObjectReplacements/OleObj5"/></draw:frame><text:span text:style-name="T115"/></text:p>
      <text:p text:style-name="P7"><text:span text:style-name="T115"/></text:p>
      <text:p text:style-name="P7"><text:span text:style-name="T115"/></text:p>
      <text:p text:style-name="P7"><text:span text:style-name="T116">Поздравляем! Можно приступать к работе!<text:s/></text:span><text:span text:style-name="T1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